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1433" officeooo:paragraph-rsid="0016143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1433" officeooo:paragraph-rsid="0016143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61433" officeooo:paragraph-rsid="0016143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61433" officeooo:paragraph-rsid="00161433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61433" officeooo:paragraph-rsid="00161433" style:font-size-asian="15.75pt" style:font-weight-asian="bold" style:font-size-complex="18pt" style:font-weight-complex="bold"/>
    </style:style>
    <style:style style:name="T1" style:family="text">
      <style:text-properties officeooo:rsid="0017240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1.</text:span> A cada frase com a qual você se identificar, você deverá somar ou subtrair um ponto do seu total, ou não fazer nada e aguardar a próxima rodada.</text:p>
      <text:p text:style-name="P5"/>
      <text:p text:style-name="P5"><text:span text:style-name="T1">2. </text:span>Para isso, utilize um bloco de notas físico ou digital, ou calcule mentalmente a sua pontuação.</text:p>
      <text:p text:style-name="P5"/>
      <text:p text:style-name="P5">. Se havia mais de vinte livros na casa onde cresceu, some um ponto.</text:p>
      <text:p text:style-name="P5"/>
      <text:p text:style-name="P5">. Se o bairro onde mora ou cresceu tinha alta incidência de crime ou tráfico de drogas, ou já foi invadido e ocupado pelo poder público, subtraia um ponto.</text:p>
      <text:p text:style-name="P5"/>
      <text:p text:style-name="P5">. Se o nome presente no seu documento de identidade é o nome com o qual você se apresenta às pessoas, some um ponto.</text:p>
      <text:p text:style-name="P5"/>
      <text:p text:style-name="P5">. Se você já teve que mudar seu sotaque ou modo de falar para ter mais credibilidade, subtraia um ponto.</text:p>
      <text:p text:style-name="P5"/>
      <text:p text:style-name="P5">. Se você nunca recebeu diagnóstico de deficiência mental ou física, some um ponto.</text:p>
      <text:p text:style-name="P5"/>
      <text:p text:style-name="P5">. Se você tem medo de sofrer algum tipo de violência sexual enquanto vai para casa sem companhia à noite, subtraia um ponto.</text:p>
      <text:p text:style-name="P5"/>
      <text:p text:style-name="P5">. Se suas celebrações religiosas têm feriados nacionais, some um ponto.</text:p>
      <text:p text:style-name="P5"/>
      <text:p text:style-name="P5">. Se um de seus pais não participou ativamente da sua criação, subtraia um ponto.</text:p>
      <text:p text:style-name="P5"/>
      <text:p text:style-name="P5"><text:soft-page-break/>. Se você demonstra afeto pela pessoa com quem você possui relacionamento afetivo em público sem sentir medo de ridicularização ou violência, some um ponto.</text:p>
      <text:p text:style-name="P5"/>
      <text:p text:style-name="P5">. Se você já foi a única pessoa de sua identidade racial em uma sala de aula ou num local de trabalho, subtraia um ponto.</text:p>
      <text:p text:style-name="P1"/>
      <text:p text:style-name="P1">+</text:p>
      <text:p text:style-name="P1"/>
      <text:p text:style-name="P2">1</text:p>
      <text:p text:style-name="P1">1</text:p>
      <text:p text:style-name="P1">1</text:p>
      <text:p text:style-name="P1"/>
      <text:p text:style-name="P1"/>
      <text:p text:style-name="P1"/>
      <text:p text:style-name="P1"/>
      <text:p text:style-name="P1"/>
      <text:p text:style-name="P1">-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4:11:50.614928183</meta:creation-date>
    <dc:date>2022-08-18T14:23:48.518130897</dc:date>
    <meta:editing-duration>PT10M5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17" meta:word-count="251" meta:character-count="1329" meta:non-whitespace-character-count="1095"/>
  </office:meta>
</office:document-meta>
</file>